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6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0pt" style:font-size-asian="10pt" style:font-name-complex="Arial" style:font-size-complex="10pt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9" style:family="paragraph" style:parent-style-name="Table_20_Contents">
      <style:text-properties style:font-name="Calibri" fo:font-size="10pt" style:font-size-asian="10pt" style:font-size-complex="10pt"/>
    </style:style>
    <style:style style:name="P10" style:family="paragraph" style:parent-style-name="Standard" style:master-page-name="Standard">
      <style:paragraph-properties style:page-number="auto"/>
      <style:text-properties style:font-name="Calibri" fo:font-size="10pt" style:font-size-asian="10pt" style:font-name-complex="Arial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0pt" fo:language="en" fo:country="GB" style:font-size-asian="10pt" style:font-name-complex="Arial" style:font-size-complex="10pt"/>
    </style:style>
    <style:style style:name="P12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13" style:family="paragraph" style:parent-style-name="Text_20_body">
      <style:text-properties style:font-name="Calibri" fo:font-size="10pt" style:font-size-asian="10pt" style:font-name-complex="Arial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complex="Arial"/>
    </style:style>
    <style:style style:name="T3" style:family="text">
      <style:text-properties fo:language="en" fo:country="GB" fo:font-weight="bold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name-complex="Arial"/>
    </style:style>
    <style:style style:name="T7" style:family="text"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2">Our ref <text:s/><text:span text:style-name="T1"><text:placeholder text:placeholder-type="text">&lt;data['form']['file_refrence_no']&gt;</text:placeholder></text:span> / <text:span text:style-name="T1"><text:placeholder text:placeholder-type="text">&lt;data['form']['id']&gt;</text:placeholder></text:span><text:span text:style-name="T1"><text:tab/><text:tab/><text:tab/></text:span></text:p>
      <text:p text:style-name="P11"><text:placeholder text:placeholder-type="text">&lt;time&gt;</text:placeholder></text:p>
      <text:p text:style-name="P3"><text:span text:style-name="T2"><text:placeholder text:placeholder-type="text">&lt;data['form']['title']&gt;</text:placeholder></text:span><text:span text:style-name="T2"> </text:span><text:span text:style-name="T2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7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9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7">relatorio:///for</text:span></text:a></text:p>
          </table:table-cell>
        </table:table-row>
      </table:table>
      <text:p text:style-name="P1"/>
      <text:p text:style-name="P7"><text:placeholder text:placeholder-type="text">&lt;data['form']['title_last_name']&gt;</text:placeholder></text:p>
      <text:p text:style-name="P1"/>
      <text:p text:style-name="P1">The DVLA have referred you to us to carry out a Driving Assessment and this is to confirm that your appointment has been made for:</text:p>
      <text:p text:style-name="P1"/>
      <text:p text:style-name="P4"><text:span text:style-name="T3"><text:placeholder text:placeholder-type="text">&lt;data['form']['apmt_start_date']&gt;</text:placeholder></text:span><text:span text:style-name="T4"> at </text:span><text:span text:style-name="T3"><text:placeholder text:placeholder-type="text">&lt;data['form']['apmt_start_time']&gt;</text:placeholder></text:span><text:span text:style-name="T4"> hrs</text:span></text:p>
      <text:p text:style-name="P1"/>
      <text:p text:style-name="P1">at our Satellite Centre at:</text:p>
      <text:p text:style-name="P5"/>
      <text:p text:style-name="P6">Weston Village Hall, Weston, Spalding, PE12 6HU</text:p>
      <text:p text:style-name="P1"/>
      <text:p text:style-name="P1">It is anticipated that you will need to allow approximately 2½ hours for the assessment and there is a waiting/ refreshment area available for you and the person(s) accompanying you. <text:s/></text:p>
      <text:p text:style-name="P1"/>
      <text:p text:style-name="P3"><text:span text:style-name="T4">I should be grateful if you would complete the enclosed questionnaire and return it to us as soon as possible to the </text:span><text:span text:style-name="T6">ADDRESS AT THETFORD</text:span><text:span text:style-name="T4"> to confirm your acceptance of the appointment. <text:s text:c="2"/>DVLA will be paying your fee however, if cancellation is subsequently necessary, please note that you may be charged a fee by DVLA unless 5 working days notice is given, or medical evidence of your inability to attend is provided.</text:span></text:p>
      <text:p text:style-name="P1"/>
      <text:p text:style-name="P1">When you attend:</text:p>
      <text:p text:style-name="P1"/>
      <text:p text:style-name="P8">1 <text:s text:c="2"/>Please ensure you bring your Driving Licence with you. If you do not have a valid licence in your possession please advise us as soon as possible.</text:p>
      <text:p text:style-name="P5"/>
      <text:p text:style-name="P8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1"/>
      <text:p text:style-name="P1">We look forward to seeing you and hope that we are able to help you overcome your mobility problems. <text:s/>If you have any queries about any aspect of the assessment, please do not hesitate to contact me.</text:p>
      <text:p text:style-name="P1"/>
      <text:p text:style-name="P13">If on the day of the assessment you need to contact us for directions or to say you will be late arriving please call us on <text:span text:style-name="T5">0792 2653 325.</text:span></text:p>
      <text:p text:style-name="P1"/>
      <text:p text:style-name="P1">Yours sincerely</text:p>
      <text:p text:style-name="P1"/>
      <text:p text:style-name="P1"/>
      <text:p text:style-name="P1"/>
      <text:p text:style-name="P1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25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0:00</meta:creation-date>
    <dc:date>2015-02-19T23:18:19.81</dc:date>
    <meta:editing-cycles>13</meta:editing-cycles>
    <meta:editing-duration>PT00H33M08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0" meta:word-count="308" meta:character-count="1925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